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6d7" officeooo:paragraph-rsid="0011794d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1794d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79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lano Perfeito</text:span><text:tab/><text:tab/><text:span text:style-name="T2">Renascer Praise</text:span></text:p>
      <text:p text:style-name="P2">Um plano pra salvar, um pacto pra selar <text:span text:style-name="T3">| </text:span>Silêncio no céu</text:p>
      <text:p text:style-name="P2">Resgate e salvação encheu seu coração <text:span text:style-name="T3">| </text:span>Ele nem hesitou</text:p>
      <text:p text:style-name="P2">No palco do amor, o autor anunciou <text:span text:style-name="T3">| </text:span>A vida e salvação</text:p>
      <text:p text:style-name="P2">Tudo que ele fez foi obedecer <text:span text:style-name="T3">| </text:span>O plano que Deus escreveu</text:p>
      <text:p text:style-name="P2"/>
      <text:p text:style-name="P2">E quando a minha história parecia ter chegado ao fim</text:p>
      <text:p text:style-name="P2">A sua graça me alcançou</text:p>
      <text:p text:style-name="P2">E quando tudo parecia estar perdido naquela cruz</text:p>
      <text:p text:style-name="P2">O seu sangue me libertou (me libertou)</text:p>
      <text:p text:style-name="P2"/>
      <text:p text:style-name="P2">Jesus, o plano perfeito</text:p>
      <text:p text:style-name="P2">Mistério da graça que me transformou</text:p>
      <text:p text:style-name="P2">O Seu nome é Jesus, nome sobre todos</text:p>
      <text:p text:style-name="P2">Veio pra salvar, ele me salvou!</text:p>
      <text:p text:style-name="P2"/>
      <text:p text:style-name="P2">Um plano pra salvar, um pacto pra selar</text:p>
      <text:p text:style-name="P2">Silêncio no céu</text:p>
      <text:p text:style-name="P2">Resgate e salvação encheu seu coração</text:p>
      <text:p text:style-name="P2">Ele nem hesitou</text:p>
      <text:p text:style-name="P2">No palco do amor, o autor anunciou</text:p>
      <text:p text:style-name="P2">A vida e salvação</text:p>
      <text:p text:style-name="P2">Tudo que ele fez foi obedecer</text:p>
      <text:p text:style-name="P2">O plano que Deus escreveu</text:p>
      <text:p text:style-name="P2"/>
      <text:p text:style-name="P2">E quando a minha história parecia ter chegado ao fim...</text:p>
      <text:p text:style-name="P2"/>
      <text:p text:style-name="P2">Jesus, o plano perfeito</text:p>
      <text:p text:style-name="P2"/>
      <text:p text:style-name="P2">Ele pagou o preço da minha salvação</text:p>
      <text:p text:style-name="P2">Ele pagou</text:p>
      <text:p text:style-name="P2">Jesus</text:p>
      <text:p text:style-name="P2">Cordeiro de Deus tira o pecado do mundo</text:p>
      <text:p text:style-name="P2">Pagou o preço da minha salvação</text:p>
      <text:p text:style-name="P2">Jesus</text:p>
      <text:p text:style-name="P2"/>
      <text:p text:style-name="P2">Jesus, o plano perfeito</text:p>
      <text:p text:style-name="P2">Mistério da graça que me transformou</text:p>
      <text:p text:style-name="P2">O seu nome é Jesus, nome sobre todos</text:p>
      <text:p text:style-name="P2">Veio pra salvar, ele me salvou! (Te adoramos!)</text:p>
      <text:p text:style-name="P5"><text:span text:style-name="T1">Plano Perfeito</text:span><text:tab/><text:tab/><text:span text:style-name="T2">Renascer Praise</text:span></text:p>
      <text:p text:style-name="P3">Um plano pra salvar, um pacto pra selar <text:span text:style-name="T3">| </text:span>Silêncio no céu</text:p>
      <text:p text:style-name="P3">Resgate e salvação encheu seu coração <text:span text:style-name="T3">| </text:span>Ele nem hesitou</text:p>
      <text:p text:style-name="P3">No palco do amor, o autor anunciou <text:span text:style-name="T3">| </text:span>A vida e salvação</text:p>
      <text:p text:style-name="P3">Tudo que ele fez foi obedecer <text:span text:style-name="T3">| </text:span>O plano que Deus escreveu</text:p>
      <text:p text:style-name="P3"/>
      <text:p text:style-name="P3">E quando a minha história parecia ter chegado ao fim</text:p>
      <text:p text:style-name="P3">A sua graça me alcançou</text:p>
      <text:p text:style-name="P3">E quando tudo parecia estar perdido naquela cruz</text:p>
      <text:p text:style-name="P3">O seu sangue me libertou (me libertou)</text:p>
      <text:p text:style-name="P3"/>
      <text:p text:style-name="P3">Jesus, o plano perfeito</text:p>
      <text:p text:style-name="P3">Mistério da graça que me transformou</text:p>
      <text:p text:style-name="P3">O Seu nome é Jesus, nome sobre todos</text:p>
      <text:p text:style-name="P3">Veio pra salvar, ele me salvou!</text:p>
      <text:p text:style-name="P3"/>
      <text:p text:style-name="P3">Um plano pra salvar, um pacto pra selar</text:p>
      <text:p text:style-name="P3">Silêncio no céu</text:p>
      <text:p text:style-name="P3">Resgate e salvação encheu seu coração</text:p>
      <text:p text:style-name="P3">Ele nem hesitou</text:p>
      <text:p text:style-name="P3">No palco do amor, o autor anunciou</text:p>
      <text:p text:style-name="P3">A vida e salvação</text:p>
      <text:p text:style-name="P3">Tudo que ele fez foi obedecer</text:p>
      <text:p text:style-name="P3">O plano que Deus escreveu</text:p>
      <text:p text:style-name="P3"/>
      <text:p text:style-name="P3">E quando a minha história parecia ter chegado ao fim...</text:p>
      <text:p text:style-name="P3"/>
      <text:p text:style-name="P3">Jesus, o plano perfeito</text:p>
      <text:p text:style-name="P3"/>
      <text:p text:style-name="P3">Ele pagou o preço da minha salvação</text:p>
      <text:p text:style-name="P3">Ele pagou</text:p>
      <text:p text:style-name="P3">Jesus</text:p>
      <text:p text:style-name="P3">Cordeiro de Deus tira o pecado do mundo</text:p>
      <text:p text:style-name="P3">Pagou o preço da minha salvação</text:p>
      <text:p text:style-name="P3">Jesus</text:p>
      <text:p text:style-name="P3"/>
      <text:p text:style-name="P3">Jesus, o plano perfeito</text:p>
      <text:p text:style-name="P3">Mistério da graça que me transformou</text:p>
      <text:p text:style-name="P3">O seu nome é Jesus, nome sobre todos</text:p>
      <text:p text:style-name="P3">Veio pra salvar, ele me salvou! (Te adoramos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6:19:41.501840040</dc:date>
    <meta:editing-cycles>12</meta:editing-cycles>
    <meta:editing-duration>PT19M6S</meta:editing-duration>
    <meta:generator>LibreOffice/5.2.4.2.1$Linux_X86_64 LibreOffice_project/20m0$Build-2</meta:generator>
    <meta:document-statistic meta:table-count="0" meta:image-count="0" meta:object-count="0" meta:page-count="1" meta:paragraph-count="66" meta:word-count="422" meta:character-count="2190" meta:non-whitespace-character-count="1832"/>
  </office:meta>
</office:document-meta>
</file>